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paragraph-properties>
        <style:tab-stops>
          <style:tab-stop style:position="0.762cm"/>
          <style:tab-stop style:position="1.778cm"/>
        </style:tab-stops>
      </style:paragraph-properties>
    </style:style>
    <style:style style:name="P3" style:family="paragraph" style:parent-style-name="Heading_20_2">
      <style:paragraph-properties fo:margin-top="0.423cm" fo:margin-bottom="0.212cm" fo:keep-with-next="always"/>
      <style:text-properties style:font-name="Times" fo:font-size="12pt" fo:font-style="italic" fo:font-weight="bold" style:font-name-asian="HG Mincho Light J" style:font-size-asian="12pt" style:font-style-asian="italic" style:font-weight-asian="bold" style:font-name-complex="Tahoma" style:font-size-complex="12pt" style:font-style-complex="italic" style:font-weight-complex="bold"/>
    </style:style>
    <style:style style:name="P4" style:family="paragraph" style:parent-style-name="Standard">
      <style:paragraph-properties>
        <style:tab-stops>
          <style:tab-stop style:position="0.762cm"/>
          <style:tab-stop style:position="1.778cm"/>
        </style:tab-stops>
      </style:paragraph-properties>
      <style:text-properties style:font-name="Times"/>
    </style:style>
    <style:style style:name="P5" style:family="paragraph" style:parent-style-name="Standard">
      <style:paragraph-properties text:number-lines="false" text:line-number="0">
        <style:tab-stops>
          <style:tab-stop style:position="0.762cm"/>
          <style:tab-stop style:position="1.778cm"/>
        </style:tab-stops>
      </style:paragraph-properties>
      <style:text-properties style:font-name="Times"/>
    </style:style>
    <style:style style:name="P6" style:family="paragraph" style:parent-style-name="Heading_20_2">
      <style:text-properties style:font-name="Times"/>
    </style:style>
    <style:style style:name="P7" style:family="paragraph" style:parent-style-name="Standard" style:list-style-name="L2">
      <style:paragraph-properties fo:margin-top="0.199cm" fo:margin-bottom="0.199cm" text:number-lines="false" text:line-number="0"/>
      <style:text-properties style:font-name="Times"/>
    </style:style>
    <style:style style:name="P8" style:family="paragraph" style:parent-style-name="Standard" style:list-style-name="L2">
      <style:paragraph-properties text:number-lines="false" text:line-number="0"/>
      <style:text-properties style:font-name="Charter"/>
    </style:style>
    <style:style style:name="T1" style:family="text">
      <style:text-properties style:font-name="Times"/>
    </style:style>
    <style:style style:name="T2" style:family="text">
      <style:text-properties fo:font-size="12pt" style:font-size-asian="12pt" style:font-size-complex="12pt"/>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P2"><text:span text:style-name="T1">700g lamb, cubed</text:span></text:p>
      <text:p text:style-name="P2"><text:span text:style-name="T1">2 potatoes, boiled and cubed</text:span></text:p>
      <text:p text:style-name="P2"><text:span text:style-name="T1">2 tablespoons ghee</text:span></text:p>
      <text:h text:style-name="P3" text:outline-level="2">Seasoning</text:h>
      <text:p text:style-name="P4">3 teaspoons ghee</text:p>
      <text:p text:style-name="P2"><text:span text:style-name="T1">coriander leaves</text:span></text:p>
      <text:p text:style-name="P5">½ onion, finely sliced</text:p>
      <text:p text:style-name="P5">salt</text:p>
      <text:h text:style-name="P3" text:outline-level="2">Vindaloo Masala</text:h>
      <text:p text:style-name="P4">Blend the following ingredients into a smooth paste:</text:p>
      <text:p text:style-name="P4">2 teaspoons cumin seeds</text:p>
      <text:p text:style-name="P4">12 dry chillies</text:p>
      <text:p text:style-name="P4">1 teaspoon turmeric powder</text:p>
      <text:p text:style-name="P4">2 cardamom pods</text:p>
      <text:p text:style-name="P4">10 garlic pods</text:p>
      <text:p text:style-name="P4">2 tablespoons vinegar</text:p>
      <text:h text:style-name="P6" text:outline-level="2"><text:span text:style-name="T2">Method</text:span></text:h>
      <text:list text:style-name="L2">
        <text:list-item>
          <text:p text:style-name="P7">Fry onion until brown</text:p>
        </text:list-item>
        <text:list-item>
          <text:p text:style-name="P7">Add coriander leaves and stir</text:p>
        </text:list-item>
        <text:list-item>
          <text:p text:style-name="P7">Add masala and fry, stirring frequently</text:p>
        </text:list-item>
        <text:list-item>
          <text:p text:style-name="P7">Add meat and salt to taste.</text:p>
        </text:list-item>
        <text:list-item>
          <text:p text:style-name="P7">Cover dish.</text:p>
        </text:list-item>
        <text:list-item>
          <text:p text:style-name="P7">Allow meat to cook in its own gravy.<text:line-break/>Stir frequently so that it does not burn.</text:p>
        </text:list-item>
        <text:list-item>
          <text:p text:style-name="P7">Add potatoes.</text:p>
        </text:list-item>
        <text:list-item>
          <text:p text:style-name="P7">Simmer for 10 minutes.</text:p>
        </text:list-item>
        <text:list-item>
          <text:p text:style-name="P7">Serve with plain white rice.</text:p>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h text:style-name="P1" text:outline-level="1">Lamb Vindaloo</text:h>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Frank Jung</meta:initial-creator>
    <meta:creation-date>2006-02-18T12:54:59</meta:creation-date>
    <dc:creator>Frank Jung</dc:creator>
    <dc:date>2006-02-18T13:07:16</dc:date>
    <dc:language>en-AU</dc:language>
    <meta:editing-cycles>2</meta:editing-cycles>
    <meta:editing-duration>PT12M19S</meta:editing-duration>
    <meta:user-defined meta:name="Info 1"/>
    <meta:user-defined meta:name="Info 2"/>
    <meta:user-defined meta:name="Info 3"/>
    <meta:user-defined meta:name="Info 4"/>
    <meta:document-statistic meta:table-count="0" meta:image-count="0" meta:object-count="0" meta:page-count="1" meta:paragraph-count="28" meta:word-count="106" meta:character-count="608"/>
  </office:meta>
</office:document-meta>
</file>